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3.515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8.809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ier ist ein ausführliches Infoblatt zum Thema <text:span text:style-name="Strong_20_Emphasis"><text:span text:style-name="Source_20_Text">with</text:span></text:span><text:span text:style-name="Strong_20_Emphasis">-Anweisung in Python</text:span>, ideal für deine Offline-Bibliothek:</text:p>
      <text:p text:style-name="Horizontal_20_Line"/>
      <text:h text:style-name="Heading_20_1" text:outline-level="1">Infoblatt: Die <text:span text:style-name="Source_20_Text">with</text:span>-Anweisung in Python – Kontextmanagement einfach gemacht</text:h>
      <text:h text:style-name="Heading_20_2" text:outline-level="2">1. Was ist die <text:span text:style-name="Source_20_Text">with</text:span>-Anweisung?</text:h>
      <text:list xml:id="list3604274590610290842" text:style-name="L1">
        <text:list-item>
          <text:p text:style-name="P1"><text:span text:style-name="Source_20_Text">with</text:span> ist eine Sprachkonstruktion in Python, die <text:span text:style-name="Strong_20_Emphasis">Ressourcen sicher und automatisch verwaltet</text:span>.</text:p>
        </text:list-item>
        <text:list-item>
          <text:p text:style-name="P1">Sie sorgt dafür, dass bestimmte Aktionen beim Betreten und Verlassen eines Blocks automatisch ausgeführt werden.</text:p>
        </text:list-item>
        <text:list-item>
          <text:p text:style-name="P1">Typisches Beispiel: Dateien öffnen und anschließend sicher schließen.</text:p>
        </text:list-item>
      </text:list>
      <text:p text:style-name="Horizontal_20_Line"/>
      <text:h text:style-name="Heading_20_2" text:outline-level="2">2. Warum <text:span text:style-name="Source_20_Text">with</text:span> verwenden?</text:h>
      <text:list xml:id="list6372338664696243822" text:style-name="L2">
        <text:list-item>
          <text:p text:style-name="P2"><text:span text:style-name="Strong_20_Emphasis">Automatisches Ressourcenmanagement:</text:span><text:line-break/>z.B. Dateien werden garantiert geschlossen, auch wenn Fehler auftreten.</text:p>
        </text:list-item>
        <text:list-item>
          <text:p text:style-name="P2"><text:span text:style-name="Strong_20_Emphasis">Weniger Fehleranfällig:</text:span> Kein vergessenes <text:span text:style-name="Source_20_Text">close()</text:span>.</text:p>
        </text:list-item>
        <text:list-item>
          <text:p text:style-name="P2"><text:span text:style-name="Strong_20_Emphasis">Lesbarer &amp; sauberer Code:</text:span> Klar strukturierte Blöcke.</text:p>
        </text:list-item>
      </text:list>
      <text:p text:style-name="Horizontal_20_Line"/>
      <text:h text:style-name="Heading_20_2" text:outline-level="2">3. Grundsyntax</text:h>
      <text:p text:style-name="Preformatted_20_Text"><text:span text:style-name="Source_20_Text">with expression as variable:</text:span></text:p>
      <text:p text:style-name="Preformatted_20_Text"><text:span text:style-name="Source_20_Text"><text:s text:c="4"/># Codeblock, der die Ressource nutzt</text:span></text:p>
      <text:p text:style-name="P8"><text:span text:style-name="Source_20_Text"><text:s text:c="4"/>pass</text:span></text:p>
      <text:list xml:id="list524574301764212787" text:style-name="L3">
        <text:list-item>
          <text:p text:style-name="P3"><text:span text:style-name="Source_20_Text">expression</text:span> liefert ein <text:span text:style-name="Strong_20_Emphasis">Context Manager-Objekt</text:span> (hat Methoden <text:span text:style-name="Source_20_Text">__enter__</text:span> und <text:span text:style-name="Source_20_Text">__exit__</text:span>).</text:p>
        </text:list-item>
        <text:list-item>
          <text:p text:style-name="P3"><text:span text:style-name="Source_20_Text">variable</text:span> (optional) ist das Ergebnis von <text:span text:style-name="Source_20_Text">__enter__</text:span>.</text:p>
        </text:list-item>
      </text:list>
      <text:p text:style-name="Horizontal_20_Line"/>
      <text:h text:style-name="Heading_20_2" text:outline-level="2">4. Beispiel: Datei öffnen und lesen</text:h>
      <text:p text:style-name="Preformatted_20_Text"><text:span text:style-name="Source_20_Text">with open("datei.txt", "r") as file:</text:span></text:p>
      <text:p text:style-name="Preformatted_20_Text"><text:span text:style-name="Source_20_Text"><text:s text:c="4"/>data = file.read()</text:span></text:p>
      <text:p text:style-name="P8"><text:span text:style-name="Source_20_Text"># Datei ist jetzt automatisch geschlossen</text:span></text:p>
      <text:list xml:id="list1040044114102609934" text:style-name="L4">
        <text:list-item>
          <text:p text:style-name="P4"><text:span text:style-name="Source_20_Text">open()</text:span> gibt ein Dateiobjekt zurück, das als Context Manager fungiert.</text:p>
        </text:list-item>
        <text:list-item>
          <text:p text:style-name="P4">Nach Verlassen des Blocks wird automatisch <text:span text:style-name="Source_20_Text">file.close()</text:span> aufgerufen.</text:p>
        </text:list-item>
      </text:list>
      <text:p text:style-name="Horizontal_20_Line"><text:soft-page-break/></text:p>
      <text:h text:style-name="Heading_20_2" text:outline-level="2">5. Wie funktioniert das intern?</text:h>
      <text:list xml:id="list3930088551337140059" text:style-name="L5">
        <text:list-item>
          <text:p text:style-name="P5">Beim Start des <text:span text:style-name="Source_20_Text">with</text:span>-Blocks wird die Methode <text:span text:style-name="Source_20_Text">__enter__()</text:span> des Context Managers ausgeführt.</text:p>
        </text:list-item>
        <text:list-item>
          <text:p text:style-name="P5">Das Ergebnis wird der Variablen nach <text:span text:style-name="Source_20_Text">as</text:span> zugewiesen (falls angegeben).</text:p>
        </text:list-item>
        <text:list-item>
          <text:p text:style-name="P5">Beim Verlassen des Blocks (auch bei Fehlern) wird <text:span text:style-name="Source_20_Text">__exit__(exc_type, exc_val, exc_tb)</text:span> aufgerufen, wo z.B. Aufräumarbeiten erledigt werden.</text:p>
        </text:list-item>
      </text:list>
      <text:p text:style-name="Horizontal_20_Line"/>
      <text:h text:style-name="Heading_20_2" text:outline-level="2">6. Wann lohnt sich die Verwendung von <text:span text:style-name="Source_20_Text">with</text:span>?</text:h>
      <text:list xml:id="list6400906400042549809" text:style-name="L6">
        <text:list-item>
          <text:p text:style-name="P6">Arbeiten mit <text:span text:style-name="Strong_20_Emphasis">Dateien</text:span> (<text:span text:style-name="Source_20_Text">open</text:span>)</text:p>
        </text:list-item>
        <text:list-item>
          <text:p text:style-name="P6">Netzwerkverbindungen</text:p>
        </text:list-item>
        <text:list-item>
          <text:p text:style-name="P6">Datenbankverbindungen</text:p>
        </text:list-item>
        <text:list-item>
          <text:p text:style-name="P6">Locks / Threadsynchronisation</text:p>
        </text:list-item>
        <text:list-item>
          <text:p text:style-name="P6">Temporäre Ressourcen, die sauber freigegeben werden müssen</text:p>
        </text:list-item>
      </text:list>
      <text:p text:style-name="Horizontal_20_Line"/>
      <text:h text:style-name="Heading_20_2" text:outline-level="2">7. Eigene Context Manager schreiben</text:h>
      <text:p text:style-name="Text_20_body">Man kann eigene Klassen schreiben, die <text:span text:style-name="Source_20_Text">with</text:span> unterstützen, indem man <text:span text:style-name="Source_20_Text">__enter__</text:span> und <text:span text:style-name="Source_20_Text">__exit__</text:span> definiert:</text:p>
      <text:p text:style-name="Preformatted_20_Text"><text:span text:style-name="Source_20_Text">class MeinManager:</text:span></text:p>
      <text:p text:style-name="Preformatted_20_Text"><text:span text:style-name="Source_20_Text"><text:s text:c="4"/>def __enter__(self):</text:span></text:p>
      <text:p text:style-name="Preformatted_20_Text"><text:span text:style-name="Source_20_Text"><text:s text:c="8"/>print("Starte")</text:span></text:p>
      <text:p text:style-name="Preformatted_20_Text"><text:span text:style-name="Source_20_Text"><text:s text:c="8"/>return self</text:span></text:p>
      <text:p text:style-name="Preformatted_20_Text"/>
      <text:p text:style-name="Preformatted_20_Text"><text:span text:style-name="Source_20_Text"><text:s text:c="4"/>def __exit__(self, exc_type, exc_value, traceback):</text:span></text:p>
      <text:p text:style-name="Preformatted_20_Text"><text:span text:style-name="Source_20_Text"><text:s text:c="8"/>print("Beende")</text:span></text:p>
      <text:p text:style-name="Preformatted_20_Text"/>
      <text:p text:style-name="Preformatted_20_Text"><text:span text:style-name="Source_20_Text">with MeinManager() as m:</text:span></text:p>
      <text:p text:style-name="P8"><text:span text:style-name="Source_20_Text"><text:s text:c="4"/>print("Innerhalb des Blocks")</text:span></text:p>
      <text:p text:style-name="Text_20_body">Ausgabe:</text:p>
      <text:p text:style-name="Preformatted_20_Text"><text:span text:style-name="Source_20_Text">Starte <text:s/></text:span></text:p>
      <text:p text:style-name="Preformatted_20_Text"><text:span text:style-name="Source_20_Text">Innerhalb des Blocks <text:s/></text:span></text:p>
      <text:p text:style-name="P8"><text:span text:style-name="Source_20_Text">Beende</text:span></text:p>
      <text:p text:style-name="Horizontal_20_Line"/>
      <text:h text:style-name="Heading_20_2" text:outline-level="2">8. Vorteile für dein Programm</text:h>
      <text:list xml:id="list2833434312807373926" text:style-name="L7">
        <text:list-item>
          <text:p text:style-name="P7">Bei <text:span text:style-name="Strong_20_Emphasis">Dateioperationen</text:span> (Upload, Speichern, Konvertieren) kannst du sicherstellen, dass Dateien korrekt geschlossen werden.</text:p>
        </text:list-item>
        <text:list-item>
          <text:p text:style-name="P7">Hilft, Speicherlecks oder Datei-Busy-Fehler zu vermeiden.</text:p>
        </text:list-item>
        <text:list-item>
          <text:p text:style-name="P7"><text:soft-page-break/>Vereinfacht Fehlerbehandlung beim Zugriff auf Ressourcen.</text:p>
        </text:list-item>
      </text:list>
      <text:p text:style-name="Horizontal_20_Line"/>
      <text:h text:style-name="Heading_20_2" text:outline-level="2">9. Kurze Zusammenfassung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Vorteil</text:p>
            </table:table-cell>
            <table:table-cell table:style-name="Tabelle1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1.A1" office:value-type="string">
            <text:p text:style-name="Table_20_Contents">Automatisches Aufräumen</text:p>
          </table:table-cell>
          <table:table-cell table:style-name="Tabelle1.A1" office:value-type="string">
            <text:p text:style-name="Table_20_Contents">Ressourcen werden automatisch freigegeben</text:p>
          </table:table-cell>
        </table:table-row>
        <table:table-row>
          <table:table-cell table:style-name="Tabelle1.A1" office:value-type="string">
            <text:p text:style-name="Table_20_Contents">Fehlerresistenz</text:p>
          </table:table-cell>
          <table:table-cell table:style-name="Tabelle1.A1" office:value-type="string">
            <text:p text:style-name="Table_20_Contents">Auch bei Ausnahmen wird <text:span text:style-name="Source_20_Text">__exit__</text:span> aufgerufen</text:p>
          </table:table-cell>
        </table:table-row>
        <table:table-row>
          <table:table-cell table:style-name="Tabelle1.A1" office:value-type="string">
            <text:p text:style-name="Table_20_Contents">Bessere Lesbarkeit</text:p>
          </table:table-cell>
          <table:table-cell table:style-name="Tabelle1.A1" office:value-type="string">
            <text:p text:style-name="Table_20_Contents">Klar strukturierter und kompakter Code</text:p>
          </table:table-cell>
        </table:table-row>
        <table:table-row>
          <table:table-cell table:style-name="Tabelle1.A1" office:value-type="string">
            <text:p text:style-name="Table_20_Contents">Universell einsetzbar</text:p>
          </table:table-cell>
          <table:table-cell table:style-name="Tabelle1.A1" office:value-type="string">
            <text:p text:style-name="Table_20_Contents">Für viele Ressourcenarten geeignet</text:p>
          </table:table-cell>
        </table:table-row>
      </table:table>
      <text:p text:style-name="Horizontal_20_Line"/>
      <text:p text:style-name="Text_20_body">Falls du möchtest, kann ich dir auch Beispiele mit <text:span text:style-name="Source_20_Text">with</text:span> für Datei-Upload, Pillow-Image-Handling oder Pydub-Audioverarbeitung schreiben.</text:p>
      <text:p text:style-name="Horizontal_20_Line"/>
      <text:p text:style-name="Text_20_body">Sag einfach Bescheid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S</meta:editing-duration>
    <meta:editing-cycles>3</meta:editing-cycles>
    <meta:generator>OpenOffice/4.1.11$Win32 OpenOffice.org_project/4111m1$Build-9808</meta:generator>
    <dc:date>2025-05-15T16:42:15.69</dc:date>
    <meta:document-statistic meta:table-count="1" meta:image-count="0" meta:object-count="0" meta:page-count="3" meta:paragraph-count="63" meta:word-count="372" meta:character-count="2852"/>
    <meta:user-defined meta:name="Info 1"/>
    <meta:user-defined meta:name="Info 2"/>
    <meta:user-defined meta:name="Info 3"/>
    <meta:user-defined meta:name="Info 4"/>
  </office:meta>
</office:document-meta>
</file>